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2" table:style-name="ta1">
        <table:shapes>
          <draw:frame draw:z-index="0" draw:style-name="gr1" draw:text-style-name="P1" svg:width="381.89mm" svg:height="195.76mm" svg:x="91.41mm" svg:y="1.06mm">
            <loext:p draw:notify-on-update-of-ranges="Sheet2.A2:Sheet2.A6 Sheet2.B1:Sheet2.B1 Sheet2.B2:Sheet2.B6 Sheet2.C1:Sheet2.C1 Sheet2.C2:Sheet2.C6 Sheet2.D1:Sheet2.D1 Sheet2.D2:Sheet2.D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Mass Media</text:p>
          </table:table-cell>
          <table:table-cell office:value-type="string" calcext:value-type="string">
            <text:p>TweetFoI</text:p>
          </table:table-cell>
          <table:table-cell office:value-type="string" calcext:value-type="string">
            <text:p>QH Data</text:p>
          </table:table-cell>
        </table:table-row>
        <table:table-row table:style-name="ro1">
          <table:table-cell office:value-type="string" calcext:value-type="string">
            <text:p>poor</text:p>
          </table:table-cell>
          <table:table-cell office:value-type="float" office:value="0.271072662205845" calcext:value-type="float">
            <text:p>0.2710726622</text:p>
          </table:table-cell>
          <table:table-cell office:value-type="float" office:value="0.264321023553358" calcext:value-type="float">
            <text:p>0.2643210236</text:p>
          </table:table-cell>
          <table:table-cell office:value-type="float" office:value="0.168539325842697" calcext:value-type="float">
            <text:p>0.1685393258</text:p>
          </table:table-cell>
        </table:table-row>
        <table:table-row table:style-name="ro1">
          <table:table-cell office:value-type="string" calcext:value-type="string">
            <text:p>middle_class</text:p>
          </table:table-cell>
          <table:table-cell office:value-type="float" office:value="0.673864418970355" calcext:value-type="float">
            <text:p>0.673864419</text:p>
          </table:table-cell>
          <table:table-cell office:value-type="float" office:value="0.701948240767665" calcext:value-type="float">
            <text:p>0.7019482408</text:p>
          </table:table-cell>
          <table:table-cell office:value-type="float" office:value="0.314606741573034" calcext:value-type="float">
            <text:p>0.3146067416</text:p>
          </table:table-cell>
        </table:table-row>
        <table:table-row table:style-name="ro1">
          <table:table-cell office:value-type="string" calcext:value-type="string">
            <text:p>corporate</text:p>
          </table:table-cell>
          <table:table-cell office:value-type="float" office:value="0.122068331113724" calcext:value-type="float">
            <text:p>0.1220683311</text:p>
          </table:table-cell>
          <table:table-cell office:value-type="float" office:value="0.0953765629543472" calcext:value-type="float">
            <text:p>0.095376563</text:p>
          </table:table-cell>
          <table:table-cell office:value-type="float" office:value="0.0224719101123595" calcext:value-type="float">
            <text:p>0.0224719101</text:p>
          </table:table-cell>
        </table:table-row>
        <table:table-row table:style-name="ro1">
          <table:table-cell office:value-type="string" calcext:value-type="string">
            <text:p>informal_secto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float" office:value="0.976939768679004" calcext:value-type="float">
            <text:p>0.9769397687</text:p>
          </table:table-cell>
          <table:table-cell office:value-type="float" office:value="0.976155859261413" calcext:value-type="float">
            <text:p>0.9761558593</text:p>
          </table:table-cell>
          <table:table-cell office:value-type="float" office:value="0.910112359550562" calcext:value-type="float">
            <text:p>0.9101123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2:53:11.950871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18T12:55:31.160833388</dc:date>
    <meta:editing-duration>PT14M27S</meta:editing-duration>
    <meta:editing-cycles>12</meta:editing-cycles>
    <meta:generator>LibreOffice/5.1.6.2$Linux_X86_64 LibreOffice_project/10m0$Build-2</meta:generator>
    <meta:document-statistic meta:table-count="1" meta:cell-count="2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8.19cm" svg:height="19.577cm" xlink:href=".." xlink:type="simple" chart:class="chart:bar" chart:style-name="ch1">
        <chart:title svg:x="17.868cm" svg:y="0.527cm" chart:style-name="ch2">
          <text:p>Aadhaar</text:p>
        </chart:title>
        <chart:legend chart:legend-position="end" svg:x="34.472cm" svg:y="8.752cm" style:legend-expansion="high" chart:style-name="ch3"/>
        <chart:plot-area chart:style-name="ch4" table:cell-range-address="Sheet2.A1:Sheet2.D6" chart:data-source-has-labels="both" svg:x="2.066cm" svg:y="1.865cm" svg:width="31.643cm" svg:height="16.048cm">
          <chartooo:coordinate-region svg:x="3.031cm" svg:y="2.145cm" svg:width="30.678cm" svg:height="14.962cm"/>
          <chart:axis chart:dimension="x" chart:name="primary-x" chart:style-name="ch5" chartooo:axis-type="auto">
            <chartooo:date-scale/>
            <chart:title svg:x="16.686cm" svg:y="18.304cm" chart:style-name="ch6">
              <text:p>Category</text:p>
            </chart:title>
            <chart:categories table:cell-range-address="Sheet2.A2:Sheet2.A6"/>
          </chart:axis>
          <chart:axis chart:dimension="y" chart:name="primary-y" chart:style-name="ch7">
            <chart:title svg:x="0.451cm" svg:y="11.156cm" chart:style-name="ch8">
              <text:p>Coverage</text:p>
            </chart:title>
            <chart:grid chart:style-name="ch9" chart:class="major"/>
          </chart:axis>
          <chart:series chart:style-name="ch10" chart:values-cell-range-address="Sheet2.B2:Sheet2.B6" chart:label-cell-address="Sheet2.B1:Sheet2.B1" chart:class="chart:bar">
            <chart:data-point chart:repeated="5"/>
          </chart:series>
          <chart:series chart:style-name="ch11" chart:values-cell-range-address="Sheet2.C2:Sheet2.C6" chart:label-cell-address="Sheet2.C1:Sheet2.C1" chart:class="chart:bar">
            <chart:data-point chart:repeated="5"/>
          </chart:series>
          <chart:series chart:style-name="ch12" chart:values-cell-range-address="Sheet2.D2:Sheet2.D6" chart:label-cell-address="Sheet2.D1:Sheet2.D1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ss Media</text:p>
                <draw:g>
                  <svg:desc>Sheet2.B1:Sheet2.B1</svg:desc>
                </draw:g>
              </table:table-cell>
              <table:table-cell office:value-type="string">
                <text:p>TweetFoI</text:p>
                <draw:g>
                  <svg:desc>Sheet2.C1:Sheet2.C1</svg:desc>
                </draw:g>
              </table:table-cell>
              <table:table-cell office:value-type="string">
                <text:p>QH Data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or</text:p>
                <draw:g>
                  <svg:desc>Sheet2.A2:Sheet2.A6</svg:desc>
                </draw:g>
              </table:table-cell>
              <table:table-cell office:value-type="float" office:value="0.271072662205845">
                <text:p>0.271072662205845</text:p>
                <draw:g>
                  <svg:desc>Sheet2.B2:Sheet2.B6</svg:desc>
                </draw:g>
              </table:table-cell>
              <table:table-cell office:value-type="float" office:value="0.264321023553358">
                <text:p>0.264321023553358</text:p>
                <draw:g>
                  <svg:desc>Sheet2.C2:Sheet2.C6</svg:desc>
                </draw:g>
              </table:table-cell>
              <table:table-cell office:value-type="float" office:value="0.168539325842697">
                <text:p>0.168539325842697</text:p>
                <draw:g>
                  <svg:desc>Sheet2.D2:Sheet2.D6</svg:desc>
                </draw:g>
              </table:table-cell>
            </table:table-row>
            <table:table-row>
              <table:table-cell office:value-type="string">
                <text:p>middle_class</text:p>
              </table:table-cell>
              <table:table-cell office:value-type="float" office:value="0.673864418970355">
                <text:p>0.673864418970355</text:p>
              </table:table-cell>
              <table:table-cell office:value-type="float" office:value="0.701948240767665">
                <text:p>0.701948240767665</text:p>
              </table:table-cell>
              <table:table-cell office:value-type="float" office:value="0.314606741573034">
                <text:p>0.314606741573034</text:p>
              </table:table-cell>
            </table:table-row>
            <table:table-row>
              <table:table-cell office:value-type="string">
                <text:p>corporate</text:p>
              </table:table-cell>
              <table:table-cell office:value-type="float" office:value="0.122068331113724">
                <text:p>0.122068331113724</text:p>
              </table:table-cell>
              <table:table-cell office:value-type="float" office:value="0.0953765629543472">
                <text:p>0.0953765629543472</text:p>
              </table:table-cell>
              <table:table-cell office:value-type="float" office:value="0.0224719101123595">
                <text:p>0.0224719101123595</text:p>
              </table:table-cell>
            </table:table-row>
            <table:table-row>
              <table:table-cell office:value-type="string">
                <text:p>informal_sector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overnment</text:p>
              </table:table-cell>
              <table:table-cell office:value-type="float" office:value="0.976939768679004">
                <text:p>0.976939768679004</text:p>
              </table:table-cell>
              <table:table-cell office:value-type="float" office:value="0.976155859261413">
                <text:p>0.976155859261413</text:p>
              </table:table-cell>
              <table:table-cell office:value-type="float" office:value="0.910112359550562">
                <text:p>0.9101123595505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